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sure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renedalf/diversity.sh</text:p>
          </table:table-cell>
          <table:table-cell office:value-type="float" office:value="0.123084594" calcext:value-type="float">
            <text:p>0.123084594</text:p>
          </table:table-cell>
          <table:table-cell office:value-type="float" office:value="0.18058836" calcext:value-type="float">
            <text:p>0.18058836</text:p>
          </table:table-cell>
          <table:table-cell office:value-type="float" office:value="0.360824101" calcext:value-type="float">
            <text:p>0.360824101</text:p>
          </table:table-cell>
          <table:table-cell office:value-type="float" office:value="0.502595821" calcext:value-type="float">
            <text:p>0.502595821</text:p>
          </table:table-cell>
          <table:table-cell office:value-type="float" office:value="0.612707827" calcext:value-type="float">
            <text:p>0.612707827</text:p>
          </table:table-cell>
          <table:table-cell office:value-type="float" office:value="0.689035327" calcext:value-type="float">
            <text:p>0.689035327</text:p>
          </table:table-cell>
          <table:table-cell office:value-type="float" office:value="0.827820786" calcext:value-type="float">
            <text:p>0.827820786</text:p>
          </table:table-cell>
          <table:table-cell office:value-type="float" office:value="1.096226277" calcext:value-type="float">
            <text:p>1.096226277</text:p>
          </table:table-cell>
          <table:table-cell office:value-type="float" office:value="1.904752628" calcext:value-type="float">
            <text:p>1.904752628</text:p>
          </table:table-cell>
          <table:table-cell office:value-type="float" office:value="3.273824548" calcext:value-type="float">
            <text:p>3.273824548</text:p>
          </table:table-cell>
          <table:table-cell office:value-type="float" office:value="5.963059088" calcext:value-type="float">
            <text:p>5.963059088</text:p>
          </table:table-cell>
          <table:table-cell office:value-type="float" office:value="14.117611384" calcext:value-type="float">
            <text:p>14.117611384</text:p>
          </table:table-cell>
          <table:table-cell office:value-type="float" office:value="27.846467082" calcext:value-type="float">
            <text:p>27.846467082</text:p>
          </table:table-cell>
          <table:table-cell office:value-type="float" office:value="55.342203964" calcext:value-type="float">
            <text:p>55.342203964</text:p>
          </table:table-cell>
          <table:table-cell office:value-type="float" office:value="138.515838094" calcext:value-type="float">
            <text:p>138.515838094</text:p>
          </table:table-cell>
          <table:table-cell office:value-type="float" office:value="285.284187365" calcext:value-type="float">
            <text:p>285.284187365</text:p>
          </table:table-cell>
        </table:table-row>
        <table:table-row table:style-name="ro1">
          <table:table-cell office:value-type="string" calcext:value-type="string">
            <text:p>popoolation/d.sh</text:p>
          </table:table-cell>
          <table:table-cell office:value-type="float" office:value="134.630728721" calcext:value-type="float">
            <text:p>134.630728721</text:p>
          </table:table-cell>
          <table:table-cell office:value-type="float" office:value="152.424116147" calcext:value-type="float">
            <text:p>152.424116147</text:p>
          </table:table-cell>
          <table:table-cell office:value-type="float" office:value="331.951125581" calcext:value-type="float">
            <text:p>331.951125581</text:p>
          </table:table-cell>
          <table:table-cell office:value-type="float" office:value="465.924200469" calcext:value-type="float">
            <text:p>465.924200469</text:p>
          </table:table-cell>
          <table:table-cell office:value-type="float" office:value="536.805477266" calcext:value-type="float">
            <text:p>536.805477266</text:p>
          </table:table-cell>
          <table:table-cell office:value-type="float" office:value="545.02373149" calcext:value-type="float">
            <text:p>545.02373149</text:p>
          </table:table-cell>
          <table:table-cell office:value-type="float" office:value="556.641425389" calcext:value-type="float">
            <text:p>556.641425389</text:p>
          </table:table-cell>
          <table:table-cell office:value-type="float" office:value="572.797493498" calcext:value-type="float">
            <text:p>572.797493498</text:p>
          </table:table-cell>
          <table:table-cell office:value-type="float" office:value="624.348229395" calcext:value-type="float">
            <text:p>624.348229395</text:p>
          </table:table-cell>
          <table:table-cell office:value-type="float" office:value="709.554519992" calcext:value-type="float">
            <text:p>709.554519992</text:p>
          </table:table-cell>
          <table:table-cell office:value-type="float" office:value="883.293362389" calcext:value-type="float">
            <text:p>883.293362389</text:p>
          </table:table-cell>
          <table:table-cell office:value-type="float" office:value="1523.711921123" calcext:value-type="float">
            <text:p>1523.711921123</text:p>
          </table:table-cell>
          <table:table-cell office:value-type="float" office:value="2364.148621338" calcext:value-type="float">
            <text:p>2364.148621338</text:p>
          </table:table-cell>
          <table:table-cell office:value-type="float" office:value="4047.317305568" calcext:value-type="float">
            <text:p>4047.317305568</text:p>
          </table:table-cell>
          <table:table-cell office:value-type="float" office:value="9299.93134057" calcext:value-type="float">
            <text:p>9299.93134057</text:p>
          </table:table-cell>
          <table:table-cell office:value-type="float" office:value="25259.865333154" calcext:value-type="float">
            <text:p>25259.865333154</text:p>
          </table:table-cell>
        </table:table-row>
        <table:table-row table:style-name="ro1">
          <table:table-cell office:value-type="string" calcext:value-type="string">
            <text:p>grenedalf/fst.sh</text:p>
          </table:table-cell>
          <table:table-cell office:value-type="float" office:value="0.014652559" calcext:value-type="float">
            <text:p>0.014652559</text:p>
          </table:table-cell>
          <table:table-cell office:value-type="float" office:value="0.015491772" calcext:value-type="float">
            <text:p>0.015491772</text:p>
          </table:table-cell>
          <table:table-cell office:value-type="float" office:value="0.018793099" calcext:value-type="float">
            <text:p>0.018793099</text:p>
          </table:table-cell>
          <table:table-cell office:value-type="float" office:value="0.020866965" calcext:value-type="float">
            <text:p>0.020866965</text:p>
          </table:table-cell>
          <table:table-cell office:value-type="float" office:value="0.027451252" calcext:value-type="float">
            <text:p>0.027451252</text:p>
          </table:table-cell>
          <table:table-cell office:value-type="float" office:value="0.042377938" calcext:value-type="float">
            <text:p>0.042377938</text:p>
          </table:table-cell>
          <table:table-cell office:value-type="float" office:value="0.064236999" calcext:value-type="float">
            <text:p>0.064236999</text:p>
          </table:table-cell>
          <table:table-cell office:value-type="float" office:value="0.116533305" calcext:value-type="float">
            <text:p>0.116533305</text:p>
          </table:table-cell>
          <table:table-cell office:value-type="float" office:value="0.262764727" calcext:value-type="float">
            <text:p>0.262764727</text:p>
          </table:table-cell>
          <table:table-cell office:value-type="float" office:value="0.50653731" calcext:value-type="float">
            <text:p>0.50653731</text:p>
          </table:table-cell>
          <table:table-cell office:value-type="float" office:value="1.00054112" calcext:value-type="float">
            <text:p>1.00054112</text:p>
          </table:table-cell>
          <table:table-cell office:value-type="float" office:value="2.48154181" calcext:value-type="float">
            <text:p>2.48154181</text:p>
          </table:table-cell>
          <table:table-cell office:value-type="float" office:value="4.92788261" calcext:value-type="float">
            <text:p>4.92788261</text:p>
          </table:table-cell>
          <table:table-cell office:value-type="float" office:value="10.041982894" calcext:value-type="float">
            <text:p>10.041982894</text:p>
          </table:table-cell>
          <table:table-cell office:value-type="float" office:value="25.402583669" calcext:value-type="float">
            <text:p>25.402583669</text:p>
          </table:table-cell>
          <table:table-cell office:value-type="float" office:value="49.84024965" calcext:value-type="float">
            <text:p>49.84024965</text:p>
          </table:table-cell>
        </table:table-row>
        <table:table-row table:style-name="ro1">
          <table:table-cell office:value-type="string" calcext:value-type="string">
            <text:p>popoolation/fst.sh</text:p>
          </table:table-cell>
          <table:table-cell office:value-type="float" office:value="0.121133779" calcext:value-type="float">
            <text:p>0.121133779</text:p>
          </table:table-cell>
          <table:table-cell office:value-type="float" office:value="0.147509148" calcext:value-type="float">
            <text:p>0.147509148</text:p>
          </table:table-cell>
          <table:table-cell office:value-type="float" office:value="0.262773951" calcext:value-type="float">
            <text:p>0.262773951</text:p>
          </table:table-cell>
          <table:table-cell office:value-type="float" office:value="0.471608047" calcext:value-type="float">
            <text:p>0.471608047</text:p>
          </table:table-cell>
          <table:table-cell office:value-type="float" office:value="0.84519337" calcext:value-type="float">
            <text:p>0.84519337</text:p>
          </table:table-cell>
          <table:table-cell office:value-type="float" office:value="2.040291034" calcext:value-type="float">
            <text:p>2.040291034</text:p>
          </table:table-cell>
          <table:table-cell office:value-type="float" office:value="3.928937836" calcext:value-type="float">
            <text:p>3.928937836</text:p>
          </table:table-cell>
          <table:table-cell office:value-type="float" office:value="7.936156049" calcext:value-type="float">
            <text:p>7.936156049</text:p>
          </table:table-cell>
          <table:table-cell office:value-type="float" office:value="19.471931589" calcext:value-type="float">
            <text:p>19.471931589</text:p>
          </table:table-cell>
          <table:table-cell office:value-type="float" office:value="38.842385639" calcext:value-type="float">
            <text:p>38.842385639</text:p>
          </table:table-cell>
          <table:table-cell office:value-type="float" office:value="78.035637774" calcext:value-type="float">
            <text:p>78.035637774</text:p>
          </table:table-cell>
          <table:table-cell office:value-type="float" office:value="197.868969327" calcext:value-type="float">
            <text:p>197.868969327</text:p>
          </table:table-cell>
          <table:table-cell office:value-type="float" office:value="387.202465486" calcext:value-type="float">
            <text:p>387.202465486</text:p>
          </table:table-cell>
          <table:table-cell office:value-type="float" office:value="785.296671107" calcext:value-type="float">
            <text:p>785.296671107</text:p>
          </table:table-cell>
          <table:table-cell office:value-type="float" office:value="1919.043826131" calcext:value-type="float">
            <text:p>1919.043826131</text:p>
          </table:table-cell>
          <table:table-cell office:value-type="float" office:value="3918.548642164" calcext:value-type="float">
            <text:p>3918.54864216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 table:formula="of:=[.B2]/[.B1]" office:value-type="float" office:value="1093.80649800088" calcext:value-type="float">
            <text:p>1093.80649800088</text:p>
          </table:table-cell>
          <table:table-cell table:formula="of:=[.C2]/[.C1]" office:value-type="float" office:value="844.041754114163" calcext:value-type="float">
            <text:p>844.041754114163</text:p>
          </table:table-cell>
          <table:table-cell table:formula="of:=[.D2]/[.D1]" office:value-type="float" office:value="919.980468768631" calcext:value-type="float">
            <text:p>919.980468768631</text:p>
          </table:table-cell>
          <table:table-cell table:formula="of:=[.E2]/[.E1]" office:value-type="float" office:value="927.035564167574" calcext:value-type="float">
            <text:p>927.035564167574</text:p>
          </table:table-cell>
          <table:table-cell table:formula="of:=[.F2]/[.F1]" office:value-type="float" office:value="876.119830057271" calcext:value-type="float">
            <text:p>876.119830057271</text:p>
          </table:table-cell>
          <table:table-cell table:formula="of:=[.G2]/[.G1]" office:value-type="float" office:value="790.995338167908" calcext:value-type="float">
            <text:p>790.995338167908</text:p>
          </table:table-cell>
          <table:table-cell table:formula="of:=[.H2]/[.H1]" office:value-type="float" office:value="672.417792356569" calcext:value-type="float">
            <text:p>672.417792356569</text:p>
          </table:table-cell>
          <table:table-cell table:formula="of:=[.I2]/[.I1]" office:value-type="float" office:value="522.517572800346" calcext:value-type="float">
            <text:p>522.517572800346</text:p>
          </table:table-cell>
          <table:table-cell table:formula="of:=[.J2]/[.J1]" office:value-type="float" office:value="327.78441684082" calcext:value-type="float">
            <text:p>327.78441684082</text:p>
          </table:table-cell>
          <table:table-cell table:formula="of:=[.K2]/[.K1]" office:value-type="float" office:value="216.735658734513" calcext:value-type="float">
            <text:p>216.735658734513</text:p>
          </table:table-cell>
          <table:table-cell table:formula="of:=[.L2]/[.L1]" office:value-type="float" office:value="148.127554893181" calcext:value-type="float">
            <text:p>148.127554893181</text:p>
          </table:table-cell>
          <table:table-cell table:formula="of:=[.M2]/[.M1]" office:value-type="float" office:value="107.929867148056" calcext:value-type="float">
            <text:p>107.929867148056</text:p>
          </table:table-cell>
          <table:table-cell table:formula="of:=[.N2]/[.N1]" office:value-type="float" office:value="84.8994098381044" calcext:value-type="float">
            <text:p>84.8994098381044</text:p>
          </table:table-cell>
          <table:table-cell table:formula="of:=[.O2]/[.O1]" office:value-type="float" office:value="73.1325645830942" calcext:value-type="float">
            <text:p>73.1325645830942</text:p>
          </table:table-cell>
          <table:table-cell table:formula="of:=[.P2]/[.P1]" office:value-type="float" office:value="67.1398409635933" calcext:value-type="float">
            <text:p>67.1398409635933</text:p>
          </table:table-cell>
          <table:table-cell table:formula="of:=[.Q2]/[.Q1]" office:value-type="float" office:value="88.5428160826729" calcext:value-type="float">
            <text:p>88.5428160826729</text:p>
          </table:table-cell>
        </table:table-row>
        <table:table-row table:style-name="ro1">
          <table:table-cell office:value-type="string" calcext:value-type="string">
            <text:p>fst</text:p>
          </table:table-cell>
          <table:table-cell table:formula="of:=[.B4]/[.B3]" office:value-type="float" office:value="8.26707328051025" calcext:value-type="float">
            <text:p>8.26707328051025</text:p>
          </table:table-cell>
          <table:table-cell table:formula="of:=[.C4]/[.C3]" office:value-type="float" office:value="9.52177375189875" calcext:value-type="float">
            <text:p>9.52177375189875</text:p>
          </table:table-cell>
          <table:table-cell table:formula="of:=[.D4]/[.D3]" office:value-type="float" office:value="13.9824704270435" calcext:value-type="float">
            <text:p>13.9824704270435</text:p>
          </table:table-cell>
          <table:table-cell table:formula="of:=[.E4]/[.E3]" office:value-type="float" office:value="22.6007014915681" calcext:value-type="float">
            <text:p>22.6007014915681</text:p>
          </table:table-cell>
          <table:table-cell table:formula="of:=[.F4]/[.F3]" office:value-type="float" office:value="30.7888824160006" calcext:value-type="float">
            <text:p>30.7888824160006</text:p>
          </table:table-cell>
          <table:table-cell table:formula="of:=[.G4]/[.G3]" office:value-type="float" office:value="48.1451229174954" calcext:value-type="float">
            <text:p>48.1451229174954</text:p>
          </table:table-cell>
          <table:table-cell table:formula="of:=[.H4]/[.H3]" office:value-type="float" office:value="61.1631598169771" calcext:value-type="float">
            <text:p>61.1631598169771</text:p>
          </table:table-cell>
          <table:table-cell table:formula="of:=[.I4]/[.I3]" office:value-type="float" office:value="68.1020421500961" calcext:value-type="float">
            <text:p>68.1020421500961</text:p>
          </table:table-cell>
          <table:table-cell table:formula="of:=[.J4]/[.J3]" office:value-type="float" office:value="74.1040542667662" calcext:value-type="float">
            <text:p>74.1040542667662</text:p>
          </table:table-cell>
          <table:table-cell table:formula="of:=[.K4]/[.K3]" office:value-type="float" office:value="76.6821809019359" calcext:value-type="float">
            <text:p>76.6821809019359</text:p>
          </table:table-cell>
          <table:table-cell table:formula="of:=[.L4]/[.L3]" office:value-type="float" office:value="77.9934339670118" calcext:value-type="float">
            <text:p>77.9934339670118</text:p>
          </table:table-cell>
          <table:table-cell table:formula="of:=[.M4]/[.M3]" office:value-type="float" office:value="79.7363028620501" calcext:value-type="float">
            <text:p>79.7363028620501</text:p>
          </table:table-cell>
          <table:table-cell table:formula="of:=[.N4]/[.N3]" office:value-type="float" office:value="78.5738005812602" calcext:value-type="float">
            <text:p>78.5738005812602</text:p>
          </table:table-cell>
          <table:table-cell table:formula="of:=[.O4]/[.O3]" office:value-type="float" office:value="78.2013551901396" calcext:value-type="float">
            <text:p>78.2013551901396</text:p>
          </table:table-cell>
          <table:table-cell table:formula="of:=[.P4]/[.P3]" office:value-type="float" office:value="75.545222137105" calcext:value-type="float">
            <text:p>75.545222137105</text:p>
          </table:table-cell>
          <table:table-cell table:formula="of:=[.Q4]/[.Q3]" office:value-type="float" office:value="78.6221712307173" calcext:value-type="float">
            <text:p>78.6221712307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4T11:21:04.424683087</dc:date>
    <meta:editing-duration>PT27M41S</meta:editing-duration>
    <meta:editing-cycles>1</meta:editing-cycles>
    <meta:document-statistic meta:table-count="1" meta:cell-count="102" meta:object-count="0"/>
    <meta:generator>LibreOffice/6.4.7.2$Linux_X86_64 LibreOffice_project/40$Build-2</meta:generator>
  </office:meta>
</office:document-meta>
</file>